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3da7a" officeooo:paragraph-rsid="0003da7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3pt" fo:font-weight="normal" officeooo:rsid="000708ea" officeooo:paragraph-rsid="000708e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77f87" officeooo:paragraph-rsid="00077f8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8127a" officeooo:paragraph-rsid="0008127a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50a23" officeooo:paragraph-rsid="00050a23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03da7a" officeooo:paragraph-rsid="0003da7a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50a23" officeooo:paragraph-rsid="00050a23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708ea" officeooo:paragraph-rsid="000708e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77f87" officeooo:paragraph-rsid="00077f87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officeooo:paragraph-rsid="000a572e"/>
    </style:style>
    <style:style style:name="P11" style:family="paragraph" style:parent-style-name="Standard">
      <style:text-properties fo:font-weight="bold" officeooo:rsid="000b9790" officeooo:paragraph-rsid="000b9790" style:font-weight-asian="bold" style:font-weight-complex="bold"/>
    </style:style>
    <style:style style:name="P12" style:family="paragraph" style:parent-style-name="Standard">
      <style:text-properties fo:font-weight="bold" officeooo:rsid="000d55b1" officeooo:paragraph-rsid="000d55b1" style:font-weight-asian="bold" style:font-weight-complex="bold"/>
    </style:style>
    <style:style style:name="P13" style:family="paragraph" style:parent-style-name="Standard">
      <style:text-properties fo:font-weight="bold" officeooo:rsid="000dac2c" officeooo:paragraph-rsid="000dac2c" style:font-weight-asian="bold" style:font-weight-complex="bold"/>
    </style:style>
    <style:style style:name="P14" style:family="paragraph" style:parent-style-name="Standard">
      <style:text-properties fo:font-weight="bold" officeooo:rsid="00134782" officeooo:paragraph-rsid="00134782" style:font-weight-asian="bold" style:font-weight-complex="bold"/>
    </style:style>
    <style:style style:name="P15" style:family="paragraph" style:parent-style-name="Standard">
      <style:text-properties fo:font-weight="bold" officeooo:rsid="0019011d" officeooo:paragraph-rsid="0019011d" style:font-weight-asian="bold" style:font-weight-complex="bold"/>
    </style:style>
    <style:style style:name="P16" style:family="paragraph" style:parent-style-name="Standard">
      <style:text-properties fo:font-weight="bold" officeooo:rsid="001aa3d4" officeooo:paragraph-rsid="001aa3d4" style:font-weight-asian="bold" style:font-weight-complex="bold"/>
    </style:style>
    <style:style style:name="P17" style:family="paragraph" style:parent-style-name="Standard">
      <style:text-properties fo:font-weight="bold" officeooo:rsid="001da75f" officeooo:paragraph-rsid="001da75f" style:font-weight-asian="bold" style:font-weight-complex="bold"/>
    </style:style>
    <style:style style:name="P18" style:family="paragraph" style:parent-style-name="Standard">
      <style:text-properties fo:font-weight="bold" officeooo:rsid="001fa983" officeooo:paragraph-rsid="001fa983" style:font-weight-asian="bold" style:font-weight-complex="bold"/>
    </style:style>
    <style:style style:name="P19" style:family="paragraph" style:parent-style-name="Standard">
      <style:text-properties fo:font-weight="bold" officeooo:rsid="00211342" officeooo:paragraph-rsid="00211342" style:font-weight-asian="bold" style:font-weight-complex="bold"/>
    </style:style>
    <style:style style:name="P20" style:family="paragraph" style:parent-style-name="Standard">
      <style:text-properties fo:font-weight="bold" officeooo:rsid="002327d9" officeooo:paragraph-rsid="002327d9" style:font-weight-asian="bold" style:font-weight-complex="bold"/>
    </style:style>
    <style:style style:name="P21" style:family="paragraph" style:parent-style-name="Standard">
      <style:text-properties fo:font-weight="bold" officeooo:rsid="0025ced4" officeooo:paragraph-rsid="0025ced4" style:font-weight-asian="bold" style:font-weight-complex="bold"/>
    </style:style>
    <style:style style:name="P22" style:family="paragraph" style:parent-style-name="Standard">
      <style:text-properties fo:font-weight="normal" officeooo:rsid="000d55b1" officeooo:paragraph-rsid="000d55b1" style:font-weight-asian="normal" style:font-weight-complex="normal"/>
    </style:style>
    <style:style style:name="P23" style:family="paragraph" style:parent-style-name="Standard">
      <style:text-properties fo:font-weight="normal" officeooo:rsid="000dac2c" officeooo:paragraph-rsid="000dac2c" style:font-weight-asian="normal" style:font-weight-complex="normal"/>
    </style:style>
    <style:style style:name="P24" style:family="paragraph" style:parent-style-name="Standard">
      <style:text-properties fo:font-weight="normal" officeooo:rsid="00108811" officeooo:paragraph-rsid="00108811" style:font-weight-asian="normal" style:font-weight-complex="normal"/>
    </style:style>
    <style:style style:name="P25" style:family="paragraph" style:parent-style-name="Standard">
      <style:text-properties fo:font-weight="normal" officeooo:rsid="001238c9" officeooo:paragraph-rsid="001238c9" style:font-weight-asian="normal" style:font-weight-complex="normal"/>
    </style:style>
    <style:style style:name="P26" style:family="paragraph" style:parent-style-name="Standard">
      <style:text-properties fo:font-weight="normal" officeooo:rsid="00134782" officeooo:paragraph-rsid="00134782" style:font-weight-asian="normal" style:font-weight-complex="normal"/>
    </style:style>
    <style:style style:name="P27" style:family="paragraph" style:parent-style-name="Standard">
      <style:text-properties fo:font-weight="normal" officeooo:rsid="0014b0a2" officeooo:paragraph-rsid="0014b0a2" style:font-weight-asian="normal" style:font-weight-complex="normal"/>
    </style:style>
    <style:style style:name="P28" style:family="paragraph" style:parent-style-name="Standard">
      <style:text-properties fo:font-weight="normal" officeooo:rsid="0017c883" officeooo:paragraph-rsid="0017c883" style:font-weight-asian="normal" style:font-weight-complex="normal"/>
    </style:style>
    <style:style style:name="P29" style:family="paragraph" style:parent-style-name="Standard">
      <style:text-properties fo:font-weight="normal" officeooo:rsid="001e5742" officeooo:paragraph-rsid="001e5742" style:font-weight-asian="normal" style:font-weight-complex="normal"/>
    </style:style>
    <style:style style:name="P30" style:family="paragraph" style:parent-style-name="Standard">
      <style:text-properties fo:font-weight="normal" officeooo:rsid="001fa983" officeooo:paragraph-rsid="001fa983" style:font-weight-asian="normal" style:font-weight-complex="normal"/>
    </style:style>
    <style:style style:name="P31" style:family="paragraph" style:parent-style-name="Standard">
      <style:text-properties fo:font-weight="normal" officeooo:rsid="00211342" officeooo:paragraph-rsid="00211342" style:font-weight-asian="normal" style:font-weight-complex="normal"/>
    </style:style>
    <style:style style:name="P32" style:family="paragraph" style:parent-style-name="Standard">
      <style:text-properties fo:font-weight="normal" officeooo:rsid="002327d9" officeooo:paragraph-rsid="002327d9" style:font-weight-asian="normal" style:font-weight-complex="normal"/>
    </style:style>
    <style:style style:name="P33" style:family="paragraph" style:parent-style-name="Standard">
      <style:text-properties fo:font-weight="normal" officeooo:rsid="0025ced4" officeooo:paragraph-rsid="0025ced4" style:font-weight-asian="normal" style:font-weight-complex="normal"/>
    </style:style>
    <style:style style:name="P34" style:family="paragraph" style:parent-style-name="Standard">
      <style:text-properties fo:font-weight="normal" officeooo:rsid="0019011d" officeooo:paragraph-rsid="0019011d" style:font-weight-asian="normal" style:font-weight-complex="normal"/>
    </style:style>
    <style:style style:name="P35" style:family="paragraph" style:parent-style-name="Standard">
      <style:text-properties fo:font-weight="normal" officeooo:rsid="001aa3d4" officeooo:paragraph-rsid="001aa3d4" style:font-weight-asian="normal" style:font-weight-complex="normal"/>
    </style:style>
    <style:style style:name="P36" style:family="paragraph" style:parent-style-name="Standard">
      <style:text-properties fo:font-weight="normal" officeooo:rsid="001c197b" officeooo:paragraph-rsid="001c197b" style:font-weight-asian="normal" style:font-weight-complex="normal"/>
    </style:style>
    <style:style style:name="P37" style:family="paragraph" style:parent-style-name="Standard">
      <style:text-properties fo:font-weight="normal" officeooo:rsid="001da75f" officeooo:paragraph-rsid="001da75f" style:font-weight-asian="normal" style:font-weight-complex="normal"/>
    </style:style>
    <style:style style:name="P38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9" style:family="paragraph" style:parent-style-name="Standard">
      <style:text-properties fo:color="#d4d4d4" loext:opacity="100%" style:font-name="Droid Sans Mono" fo:font-size="10.5pt" fo:font-weight="normal" officeooo:rsid="000d55b1" officeooo:paragraph-rsid="000d55b1" fo:background-color="#1e1e1e" style:font-weight-asian="normal" style:font-weight-complex="normal"/>
    </style:style>
    <style:style style:name="P40" style:family="paragraph" style:parent-style-name="Standard">
      <style:text-properties fo:color="#d4d4d4" loext:opacity="100%" style:font-name="Droid Sans Mono" fo:font-size="10.5pt" fo:font-weight="normal" officeooo:rsid="0017c883" officeooo:paragraph-rsid="0017c883" fo:background-color="#1e1e1e" style:font-weight-asian="normal" style:font-weight-complex="normal"/>
    </style:style>
    <style:style style:name="P41" style:family="paragraph" style:parent-style-name="Standard">
      <style:text-properties fo:color="#d4d4d4" loext:opacity="100%" style:font-name="Droid Sans Mono" fo:font-size="10.5pt" fo:font-weight="normal" officeooo:rsid="0025ced4" officeooo:paragraph-rsid="0025ced4" fo:background-color="#1e1e1e" style:font-weight-asian="normal" style:font-weight-complex="normal"/>
    </style:style>
    <style:style style:name="P42" style:family="paragraph" style:parent-style-name="Standard">
      <style:text-properties fo:color="#d4d4d4" loext:opacity="100%" style:font-name="Droid Sans Mono" fo:font-size="10.5pt" fo:font-weight="normal" officeooo:rsid="0019011d" officeooo:paragraph-rsid="0019011d" fo:background-color="#1e1e1e" style:font-weight-asian="bold" style:font-weight-complex="bold"/>
    </style:style>
    <style:style style:name="P43" style:family="paragraph" style:parent-style-name="Standard">
      <style:text-properties fo:color="#d4d4d4" loext:opacity="100%" style:font-name="Droid Sans Mono" fo:font-size="10.5pt" fo:font-weight="normal" officeooo:rsid="00211342" officeooo:paragraph-rsid="00211342" fo:background-color="#1e1e1e" style:font-weight-asian="bold" style:font-weight-complex="bold"/>
    </style:style>
    <style:style style:name="P4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45" style:family="paragraph" style:parent-style-name="Standard">
      <style:paragraph-properties style:line-height-at-least="0.198in"/>
    </style:style>
    <style:style style:name="P46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fo:background-color="#1e1e1e"/>
    </style:style>
    <style:style style:name="P47" style:family="paragraph" style:parent-style-name="Preformatted_20_Text">
      <style:text-properties fo:font-weight="normal" officeooo:rsid="000b9790" officeooo:paragraph-rsid="000b9790" style:font-weight-asian="normal" style:font-weight-complex="normal"/>
    </style:style>
    <style:style style:name="P48" style:family="paragraph" style:parent-style-name="Preformatted_20_Text">
      <style:text-properties fo:font-weight="normal" officeooo:rsid="000dac2c" officeooo:paragraph-rsid="000dac2c" style:font-weight-asian="normal" style:font-weight-complex="normal"/>
    </style:style>
    <style:style style:name="P49" style:family="paragraph" style:parent-style-name="Preformatted_20_Text">
      <style:text-properties fo:font-weight="normal" officeooo:rsid="002327d9" officeooo:paragraph-rsid="002327d9" style:font-weight-asian="normal" style:font-weight-complex="normal"/>
    </style:style>
    <style:style style:name="P50" style:family="paragraph" style:parent-style-name="Preformatted_20_Text">
      <style:paragraph-properties fo:margin-top="0in" fo:margin-bottom="0.1965in" style:contextual-spacing="false"/>
    </style:style>
    <style:style style:name="P51" style:family="paragraph" style:parent-style-name="Standard">
      <style:paragraph-properties fo:margin-top="0in" fo:margin-bottom="0.1965in" style:contextual-spacing="false" style:line-height-at-least="0.198in"/>
    </style:style>
    <style:style style:name="P52" style:family="paragraph" style:parent-style-name="Text_20_body">
      <style:text-properties officeooo:rsid="0025ccb3" officeooo:paragraph-rsid="0025ccb3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2938dd"/>
    </style:style>
    <style:style style:name="P54" style:family="paragraph" style:parent-style-name="Standard">
      <style:text-properties fo:color="#d4d4d4" loext:opacity="100%" style:font-name="Droid Sans Mono" fo:font-size="10.5pt" fo:font-weight="normal" officeooo:paragraph-rsid="001fa983" fo:background-color="#1e1e1e"/>
    </style:style>
    <style:style style:name="P5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56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fo:background-color="#1e1e1e"/>
    </style:style>
    <style:style style:name="P57" style:family="paragraph" style:parent-style-name="Standard">
      <style:paragraph-properties style:line-height-at-least="0.198in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officeooo:paragraph-rsid="002799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08ea" style:font-weight-asian="normal" style:font-weight-complex="normal"/>
    </style:style>
    <style:style style:name="T3" style:family="text">
      <style:text-properties fo:font-weight="normal" officeooo:rsid="0025ccb3" style:font-weight-asian="normal" style:font-weight-complex="normal"/>
    </style:style>
    <style:style style:name="T4" style:family="text">
      <style:text-properties fo:font-weight="normal" officeooo:rsid="00108811" style:font-weight-asian="normal" style:font-weight-complex="normal"/>
    </style:style>
    <style:style style:name="T5" style:family="text">
      <style:text-properties officeooo:rsid="0008127a"/>
    </style:style>
    <style:style style:name="T6" style:family="text">
      <style:text-properties officeooo:rsid="00090fe5"/>
    </style:style>
    <style:style style:name="T7" style:family="text">
      <style:text-properties officeooo:rsid="000a74d3"/>
    </style:style>
    <style:style style:name="T8" style:family="text">
      <style:text-properties officeooo:rsid="000b9790"/>
    </style:style>
    <style:style style:name="T9" style:family="text">
      <style:text-properties officeooo:rsid="000c2d64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weight-asian="normal" style:font-weight-complex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weight-asian="normal" style:font-weight-complex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weight-asian="normal" style:font-weight-complex="normal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b5cea8" loext:opacity="100%"/>
    </style:style>
    <style:style style:name="T19" style:family="text">
      <style:text-properties officeooo:rsid="000e983f"/>
    </style:style>
    <style:style style:name="T20" style:family="text">
      <style:text-properties officeooo:rsid="001238c9"/>
    </style:style>
    <style:style style:name="T21" style:family="text">
      <style:text-properties officeooo:rsid="0014b0a2"/>
    </style:style>
    <style:style style:name="T22" style:family="text">
      <style:text-properties fo:color="#6a9955" loext:opacity="100%"/>
    </style:style>
    <style:style style:name="T23" style:family="text">
      <style:text-properties fo:color="#9cdcfe" loext:opacity="100%"/>
    </style:style>
    <style:style style:name="T24" style:family="text">
      <style:text-properties officeooo:rsid="001e5742"/>
    </style:style>
    <style:style style:name="T25" style:family="text">
      <style:text-properties officeooo:rsid="0022008c"/>
    </style:style>
    <style:style style:name="T26" style:family="text">
      <style:text-properties fo:font-weight="bold"/>
    </style:style>
    <style:style style:name="T27" style:family="text">
      <style:text-properties fo:font-weight="bold" officeooo:rsid="0025ccb3" style:font-weight-asian="bold" style:font-weight-complex="bold"/>
    </style:style>
    <style:style style:name="T28" style:family="text">
      <style:text-properties officeooo:rsid="0024e9b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6">a) <text:span text:style-name="T1">Explain in detail the fundamental parts of the basic structure of any C++ program.</text:span></text:p>
      <text:p text:style-name="P7">Standard libraries section </text:p>
      <text:p text:style-name="P5">#include &lt;iostream&gt;</text:p>
      <text:p text:style-name="P5">using namespace;</text:p>
      <text:p text:style-name="P5">#include is a specific preprocessor command that effectively copies and pastes the entire text of the file, specified between the angle brackets,into the source code.</text:p>
      <text:p text:style-name="P5">&lt;iostream&gt; is a standard file that should come with the C++ compiler,is short for input-output streams. This command contains code for displaying and getting an input from the user.</text:p>
      <text:p text:style-name="P7"><text:span text:style-name="T1">Namespace </text:span><text:span text:style-name="T2">is a prefix that is applied to all the names in a certain set.</text:span></text:p>
      <text:p text:style-name="P8">Main function section</text:p>
      <text:p text:style-name="P2">int main(){}</text:p>
      <text:p text:style-name="P2">The starting point of all C++ programs in the main function</text:p>
      <text:p text:style-name="P2">{ signifies the start of a block of code, and } signifies the end.</text:p>
      <text:p text:style-name="P9">Function body section</text:p>
      <text:p text:style-name="P3"><text:s/>cout is short for character output and displays whatever is between the insertion operators &lt;&lt;</text:p>
      <text:p text:style-name="P3">the return keyword tells the program to return a value to the function int main</text:p>
      <text:p text:style-name="P3">execution of the code terminates here</text:p>
      <text:p text:style-name="P3"/>
      <text:p text:style-name="P9">b) In your own understanding how would you explain inheritance and polymor<text:span text:style-name="T5">phism concepts as used in C++</text:span></text:p>
      <text:p text:style-name="P4">inheritance is the capability of a class to derive properties and characteristics from another class. Sub Class or Derived Class is the class that inherits properties from another class while Super Class <text:span text:style-name="T6">or Base Class </text:span>is the class whose properties are inherited by sub class </text:p>
      <text:p text:style-name="P4"/>
      <text:p text:style-name="P10"><text:span text:style-name="T7">Polymorphism means having many forms and it oc</text:span><text:span text:style-name="T8">c</text:span><text:span text:style-name="T7">urs when we have many classes that are related to each other by inheritance. </text:span>C++ polymorphism means that a call to a member function will cause a different function to be executed depending on the type of object that invokes the function.</text:p>
      <text:p text:style-name="P10"/>
      <text:p text:style-name="P11">c) Explain the syntax of switch statement. Write an example C++ program that implements it.</text:p>
      <text:p text:style-name="P47">switch(expression){</text:p>
      <text:p text:style-name="Preformatted_20_Text"><text:s text:c="3"/>case constant-expression <text:s/>:</text:p>
      <text:p text:style-name="Preformatted_20_Text"><text:s text:c="6"/>statement(s);</text:p>
      <text:p text:style-name="Preformatted_20_Text"><text:s text:c="6"/>break; //optional</text:p>
      <text:p text:style-name="Preformatted_20_Text"><text:s text:c="3"/>case constant-expression <text:s/>:</text:p>
      <text:p text:style-name="Preformatted_20_Text"><text:s text:c="6"/>statement(s);</text:p>
      <text:p text:style-name="Preformatted_20_Text"><text:s text:c="6"/>break; //optional</text:p>
      <text:p text:style-name="Preformatted_20_Text"><text:s text:c="2"/></text:p>
      <text:p text:style-name="Preformatted_20_Text"><text:s text:c="3"/>// you can have any number of case statements.</text:p>
      <text:p text:style-name="Preformatted_20_Text"><text:s text:c="3"/>default : //Optional</text:p>
      <text:p text:style-name="Preformatted_20_Text"><text:s text:c="6"/>statement(s);</text:p>
      <text:p text:style-name="P50">}</text:p>
      <text:p text:style-name="P47">#include &lt;iostream&gt;</text:p>
      <text:p text:style-name="Preformatted_20_Text">using namespace std;</text:p>
      <text:p text:style-name="Preformatted_20_Text"><text:s/></text:p>
      <text:p text:style-name="Preformatted_20_Text">int main () {</text:p>
      <text:p text:style-name="Preformatted_20_Text"><text:s text:c="3"/>// local variable declaration:</text:p>
      <text:p text:style-name="Preformatted_20_Text"><text:s text:c="3"/>char grade = 'D';</text:p>
      <text:p text:style-name="Preformatted_20_Text"/>
      <text:p text:style-name="Preformatted_20_Text"><text:s text:c="3"/>switch(grade) {</text:p>
      <text:p text:style-name="Preformatted_20_Text"><text:soft-page-break/><text:s text:c="6"/>case 'A' :</text:p>
      <text:p text:style-name="Preformatted_20_Text"><text:s text:c="9"/>cout &lt;&lt; "Excellent!" &lt;&lt; endl; </text:p>
      <text:p text:style-name="Preformatted_20_Text"><text:s text:c="9"/>break;</text:p>
      <text:p text:style-name="Preformatted_20_Text"><text:s text:c="6"/>case 'B' :</text:p>
      <text:p text:style-name="Preformatted_20_Text"><text:tab/> <text:s text:c="2"/><text:span text:style-name="T9">cout&lt;&lt;”Done good”&lt;&lt;endl;</text:span></text:p>
      <text:p text:style-name="Preformatted_20_Text"><text:tab/> <text:s text:c="2"/><text:span text:style-name="T9">break;</text:span></text:p>
      <text:p text:style-name="Preformatted_20_Text"><text:s text:c="6"/>case 'C' :</text:p>
      <text:p text:style-name="Preformatted_20_Text"><text:s text:c="9"/>cout &lt;&lt; "Well done" &lt;&lt; endl;</text:p>
      <text:p text:style-name="Preformatted_20_Text"><text:s text:c="9"/>break;</text:p>
      <text:p text:style-name="Preformatted_20_Text"><text:s text:c="6"/>case 'D' :</text:p>
      <text:p text:style-name="Preformatted_20_Text"><text:s text:c="9"/>cout &lt;&lt; "You passed" &lt;&lt; endl;</text:p>
      <text:p text:style-name="Preformatted_20_Text"><text:s text:c="9"/>break;</text:p>
      <text:p text:style-name="Preformatted_20_Text"><text:s text:c="6"/>case 'F' :</text:p>
      <text:p text:style-name="Preformatted_20_Text"><text:s text:c="9"/>cout &lt;&lt; "Better try again" &lt;&lt; endl;</text:p>
      <text:p text:style-name="Preformatted_20_Text"><text:s text:c="9"/>break;</text:p>
      <text:p text:style-name="Preformatted_20_Text"><text:s text:c="6"/>default :</text:p>
      <text:p text:style-name="Preformatted_20_Text"><text:s text:c="8"/>cout &lt;&lt; "Invalid grade" &lt;&lt; endl;</text:p>
      <text:p text:style-name="Preformatted_20_Text"><text:s text:c="3"/>}</text:p>
      <text:p text:style-name="Preformatted_20_Text"><text:s text:c="8"/></text:p>
      <text:p text:style-name="Preformatted_20_Text"><text:s text:c="3"/>cout &lt;&lt; "Your grade is " &lt;&lt; grade &lt;&lt; endl;</text:p>
      <text:p text:style-name="Preformatted_20_Text"><text:s/></text:p>
      <text:p text:style-name="Preformatted_20_Text"><text:s text:c="3"/>return 0;</text:p>
      <text:p text:style-name="P50">}</text:p>
      <text:p text:style-name="P12">d)Write a program to find sum,average of any three numbers which are entered by the user through the keyboard.</text:p>
      <text:p text:style-name="P39"><text:span text:style-name="T10">#include</text:span><text:span text:style-name="T12"> </text:span><text:span text:style-name="T14">&lt;iostream&gt;</text:span></text:p>
      <text:p text:style-name="P38"><text:span text:style-name="T10">using</text:span> <text:span text:style-name="T12">namespace</text:span> <text:span text:style-name="T16">std</text:span>;</text:p>
      <text:p text:style-name="P38"><text:span text:style-name="T12">int</text:span> <text:span text:style-name="T17">main</text:span>()</text:p>
      <text:p text:style-name="P38">{</text:p>
      <text:p text:style-name="P38"><text:span text:style-name="T12">int</text:span> num1;</text:p>
      <text:p text:style-name="P38"><text:span text:style-name="T12">int</text:span> num2;</text:p>
      <text:p text:style-name="P38"><text:span text:style-name="T12">int</text:span> num3;</text:p>
      <text:p text:style-name="P38"><text:span text:style-name="T12">double</text:span> sum;</text:p>
      <text:p text:style-name="P38"><text:span text:style-name="T12">double</text:span> average;</text:p>
      <text:p text:style-name="P38">cout&lt;&lt;<text:span text:style-name="T14">"Enter the first number"</text:span>&lt;&lt;endl;</text:p>
      <text:p text:style-name="P38">cin&gt;&gt;num1;</text:p>
      <text:p text:style-name="P38">cout&lt;&lt;<text:span text:style-name="T14">"Enter the second number"</text:span>&lt;&lt;endl;</text:p>
      <text:p text:style-name="P38">cin&gt;&gt;num2;</text:p>
      <text:p text:style-name="P38">cout&lt;&lt;<text:span text:style-name="T14">"Enter the third number"</text:span>&lt;&lt;endl;</text:p>
      <text:p text:style-name="P38">cin&gt;&gt;num3;</text:p>
      <text:p text:style-name="P38">sum=num1+num2+num3;</text:p>
      <text:p text:style-name="P38">cout&lt;&lt;sum&lt;&lt;endl;</text:p>
      <text:p text:style-name="P38">average=sum/<text:span text:style-name="T18">3</text:span>;</text:p>
      <text:p text:style-name="P38">cout&lt;&lt;average&lt;&lt;endl;</text:p>
      <text:p text:style-name="P38"><text:span text:style-name="T10">return</text:span> <text:span text:style-name="T18">0</text:span>;</text:p>
      <text:p text:style-name="P38">}</text:p>
      <text:p text:style-name="P22"/>
      <text:p text:style-name="P13">e)Functions play a very important role in any program. Explain what a function is and how to define and call a function.</text:p>
      <text:p text:style-name="P23">A function is a group of statements that together perform a <text:span text:style-name="T19">specific </text:span><text:s/>task.</text:p>
      <text:p text:style-name="P23"/>
      <text:p text:style-name="P48">return_type function_name( parameter list ) {</text:p>
      <text:p text:style-name="Preformatted_20_Text"><text:s text:c="3"/>body of the function</text:p>
      <text:p text:style-name="P53">}</text:p>
      <text:p text:style-name="P53"><text:soft-page-break/><text:span text:style-name="T4">return_type: suggests what the function will return. Can be int,char. Void function does not return anything. </text:span></text:p>
      <text:p text:style-name="P24">function_name: is the name of function using the function name it is called</text:p>
      <text:p text:style-name="P24">parameters: <text:span text:style-name="T20">are variables to hold values of arguments passed while function is called. </text:span></text:p>
      <text:p text:style-name="P24"/>
      <text:p text:style-name="P25">Function body: is the part where the code statements are written.</text:p>
      <text:p text:style-name="P25"/>
      <text:p text:style-name="P26">Function are called inside main ().It is called by its name</text:p>
      <text:p text:style-name="P26"/>
      <text:p text:style-name="P14">QUESTION 2</text:p>
      <text:p text:style-name="P14">a)What is a pointer? Explain with code examples how to define Pointer Variable<text:span text:style-name="T21">s in C++</text:span></text:p>
      <text:p text:style-name="P27"/>
      <text:p text:style-name="P28">A pointer is a variable that stores the memory address of an object</text:p>
      <text:p text:style-name="P40"><text:span text:style-name="T10">#include</text:span><text:span text:style-name="T12"> </text:span><text:span text:style-name="T14">&lt;iostream&gt;</text:span></text:p>
      <text:p text:style-name="P38"><text:span text:style-name="T10">using</text:span> <text:span text:style-name="T12">namespace</text:span> <text:span text:style-name="T16">std</text:span>;</text:p>
      <text:p text:style-name="P38"><text:span text:style-name="T12">int</text:span> <text:span text:style-name="T17">main</text:span>()</text:p>
      <text:p text:style-name="P38">{</text:p>
      <text:p text:style-name="P38"><text:span text:style-name="T12">int</text:span> var=<text:span text:style-name="T18">20</text:span>;</text:p>
      <text:p text:style-name="P38"><text:span text:style-name="T12">int</text:span> *ip;</text:p>
      <text:p text:style-name="P38"><text:span text:style-name="T12">int</text:span> *ptr=<text:span text:style-name="T12">NULL</text:span>;</text:p>
      <text:p text:style-name="P38">ip=&amp;var;</text:p>
      <text:p text:style-name="P38">cout&lt;&lt;*ip&lt;&lt;endl;</text:p>
      <text:p text:style-name="P38">cout&lt;&lt;ip&lt;&lt;endl;</text:p>
      <text:p text:style-name="P38">cout&lt;&lt;ptr&lt;&lt;endl;</text:p>
      <text:p text:style-name="P28">return 0;</text:p>
      <text:p text:style-name="P28">}</text:p>
      <text:p text:style-name="P28"/>
      <text:p text:style-name="P15">b)With appropriate program example, explain the concept of multiple inheritances as used in C++</text:p>
      <text:p text:style-name="P42"><text:span text:style-name="T11">#include</text:span><text:span text:style-name="T13"> </text:span><text:span text:style-name="T15">&lt;iostream&gt;</text:span></text:p>
      <text:p text:style-name="P38"><text:span text:style-name="T10">using</text:span> <text:span text:style-name="T12">namespace</text:span> <text:span text:style-name="T16">std</text:span>;</text:p>
      <text:p text:style-name="P45"/>
      <text:p text:style-name="P44">// Base class Shape</text:p>
      <text:p text:style-name="P38"><text:span text:style-name="T12">class</text:span> <text:span text:style-name="T16">Shape</text:span> {</text:p>
      <text:p text:style-name="P46">public:</text:p>
      <text:p text:style-name="P38"><text:span text:style-name="T12">int</text:span> w=<text:span text:style-name="T18">5</text:span>;</text:p>
      <text:p text:style-name="P38">};</text:p>
      <text:p text:style-name="P45"/>
      <text:p text:style-name="P44">// Base class PaintCost</text:p>
      <text:p text:style-name="P38"><text:span text:style-name="T12">class</text:span> <text:span text:style-name="T16">PaintCost</text:span> {</text:p>
      <text:p text:style-name="P46">public:</text:p>
      <text:p text:style-name="P38"><text:span text:style-name="T12">int</text:span> h=<text:span text:style-name="T18">7</text:span>;</text:p>
      <text:p text:style-name="P38">};</text:p>
      <text:p text:style-name="P44">//Base class</text:p>
      <text:p text:style-name="P38"><text:span text:style-name="T12">class</text:span> <text:span text:style-name="T16">Welcome</text:span>{</text:p>
      <text:p text:style-name="P46">public:</text:p>
      <text:p text:style-name="P38"><text:span text:style-name="T12">int</text:span> l=<text:span text:style-name="T18">50</text:span>;</text:p>
      <text:p text:style-name="P38">};</text:p>
      <text:p text:style-name="P45"/>
      <text:p text:style-name="P44">// Derived class</text:p>
      <text:p text:style-name="P38"><text:span text:style-name="T12">class</text:span> <text:span text:style-name="T16">Cuboid</text:span>: <text:span text:style-name="T12">public</text:span> <text:span text:style-name="T16">Shape</text:span>, <text:span text:style-name="T12">public</text:span> <text:span text:style-name="T16">PaintCost</text:span> , <text:span text:style-name="T12">public</text:span> <text:span text:style-name="T16">Welcome</text:span>{</text:p>
      <text:p text:style-name="P46"><text:soft-page-break/>public:</text:p>
      <text:p text:style-name="P38">};</text:p>
      <text:p text:style-name="P45"/>
      <text:p text:style-name="P38"><text:span text:style-name="T12">int</text:span> <text:span text:style-name="T17">main</text:span>() {</text:p>
      <text:p text:style-name="P38">Cuboid cube;</text:p>
      <text:p text:style-name="P38">cout&lt;&lt;<text:span text:style-name="T23">cube</text:span>.<text:span text:style-name="T23">w</text:span>&lt;&lt;endl;</text:p>
      <text:p text:style-name="P38">cout&lt;&lt;<text:span text:style-name="T23">cube</text:span>.<text:span text:style-name="T23">h</text:span>&lt;&lt;endl;</text:p>
      <text:p text:style-name="P38">cout&lt;&lt;<text:span text:style-name="T14">"The volume of the cube is: "</text:span>&lt;&lt;<text:span text:style-name="T23">cube</text:span>.<text:span text:style-name="T23">w</text:span>*<text:span text:style-name="T23">cube</text:span>.<text:span text:style-name="T23">h</text:span>*<text:span text:style-name="T23">cube</text:span>.<text:span text:style-name="T23">l</text:span>&lt;&lt;endl;</text:p>
      <text:p text:style-name="P45"/>
      <text:p text:style-name="P38"><text:span text:style-name="T10">return</text:span> <text:span text:style-name="T18">0</text:span>;</text:p>
      <text:p text:style-name="P38">}</text:p>
      <text:p text:style-name="P34"/>
      <text:p text:style-name="P16">c) Explain the output of the following program</text:p>
      <text:p text:style-name="P35">#include &lt;iostream&gt;</text:p>
      <text:p text:style-name="P35">void main()</text:p>
      <text:p text:style-name="P35">{</text:p>
      <text:p text:style-name="P35">int a;</text:p>
      <text:p text:style-name="P35">cout&lt;&lt;Input the number: ;</text:p>
      <text:p text:style-name="P36">cin&gt;&gt;a;</text:p>
      <text:p text:style-name="P36">if(a&gt;50){</text:p>
      <text:p text:style-name="P36">cout&lt;&lt;a;</text:p>
      <text:p text:style-name="P36">a=a+10;</text:p>
      <text:p text:style-name="P36">cout&lt;&lt;a;<text:line-break/>}</text:p>
      <text:p text:style-name="P35">}</text:p>
      <text:p text:style-name="P35"/>
      <text:p text:style-name="P36">There will be no output in the program above once it is run.</text:p>
      <text:p text:style-name="P36">This is because void function does not return any output unless it is called in the main function.</text:p>
      <text:p text:style-name="P36"/>
      <text:p text:style-name="P17">QUESTION 3</text:p>
      <text:p text:style-name="P17">a) With the help of a code explain how to access C++ class members.</text:p>
      <text:p text:style-name="P37"><text:s/>#include &lt;iostream&gt;</text:p>
      <text:p text:style-name="P37">using namespace std;</text:p>
      <text:p text:style-name="P37">class Vehicle{</text:p>
      <text:p text:style-name="P37">public:</text:p>
      <text:p text:style-name="P37">int car=38;</text:p>
      <text:p text:style-name="P37">int track=40;</text:p>
      <text:p text:style-name="P37">int van=20;</text:p>
      <text:p text:style-name="P37">};</text:p>
      <text:p text:style-name="P37">int main()</text:p>
      <text:p text:style-name="P37">{</text:p>
      <text:p text:style-name="P37">Vehicle number;</text:p>
      <text:p text:style-name="P37">cout&lt;&lt;”The number of cars is: “&lt;&lt;number.car&lt;&lt;endl;</text:p>
      <text:p text:style-name="P37">cout&lt;&lt;”The number of tracks is: “&lt;&lt;number.track&lt;&lt;endl;</text:p>
      <text:p text:style-name="P37">cout&lt;&lt;”The number of vans is: “&lt;&lt;number.van&lt;&lt;endl;</text:p>
      <text:p text:style-name="P37">return 0;</text:p>
      <text:p text:style-name="P37">}</text:p>
      <text:p text:style-name="P37"/>
      <text:p text:style-name="P17">b)With the help of an C++ program , explain the concept of constructor <text:span text:style-name="T24">overloading as used in C++</text:span></text:p>
      <text:p text:style-name="P29"/>
      <text:p text:style-name="P29"/>
      <text:p text:style-name="P18"><text:soft-page-break/>c) Write an object oriented program in C++ that outputs all the numbers between 100 and 300 that are divisible by 3 and the count of those numbers.</text:p>
      <text:p text:style-name="P54"><text:span text:style-name="T10">#include</text:span><text:span text:style-name="T12"> </text:span><text:span text:style-name="T14">&lt;iostream&gt;</text:span></text:p>
      <text:p text:style-name="P38"><text:span text:style-name="T10">using</text:span> <text:span text:style-name="T12">namespace</text:span> <text:span text:style-name="T16">std</text:span>;</text:p>
      <text:p text:style-name="P38"><text:span text:style-name="T12">class</text:span> <text:span text:style-name="T16">Divisible</text:span>{</text:p>
      <text:p text:style-name="P46">public:</text:p>
      <text:p text:style-name="P38"><text:span text:style-name="T12">int</text:span> j;</text:p>
      <text:p text:style-name="P38"><text:span text:style-name="T12">int</text:span> c=<text:span text:style-name="T18">0</text:span>;</text:p>
      <text:p text:style-name="P45"/>
      <text:p text:style-name="P38">};</text:p>
      <text:p text:style-name="P38"><text:span text:style-name="T12">int</text:span> <text:span text:style-name="T17">main</text:span>()</text:p>
      <text:p text:style-name="P38">{</text:p>
      <text:p text:style-name="P38">Divisible by;</text:p>
      <text:p text:style-name="P38"><text:span text:style-name="T10">for</text:span>(<text:span text:style-name="T23">by</text:span>.<text:span text:style-name="T23">j</text:span>=<text:span text:style-name="T18">100</text:span>; <text:span text:style-name="T23">by</text:span>.<text:span text:style-name="T23">j</text:span>&lt;=<text:span text:style-name="T18">300</text:span>;<text:span text:style-name="T23">by</text:span>.<text:span text:style-name="T23">j</text:span>++){</text:p>
      <text:p text:style-name="P38"><text:span text:style-name="T10">if</text:span>(<text:span text:style-name="T23">by</text:span>.<text:span text:style-name="T23">j</text:span>%<text:span text:style-name="T18">3</text:span>==<text:span text:style-name="T18">0</text:span>){</text:p>
      <text:p text:style-name="P38"><text:span text:style-name="T23">by</text:span>.<text:span text:style-name="T23">c</text:span> +=<text:span text:style-name="T18">1</text:span>;</text:p>
      <text:p text:style-name="P45"/>
      <text:p text:style-name="P38">cout&lt;&lt;<text:span text:style-name="T23">by</text:span>.<text:span text:style-name="T23">j</text:span>&lt;&lt;endl;</text:p>
      <text:p text:style-name="P45"/>
      <text:p text:style-name="P38">}</text:p>
      <text:p text:style-name="P38">}</text:p>
      <text:p text:style-name="P38">cout&lt;&lt;<text:span text:style-name="T14">"The count of the numbers is: "</text:span>&lt;&lt;<text:span text:style-name="T23">by</text:span>.<text:span text:style-name="T23">c</text:span>&lt;&lt;endl;</text:p>
      <text:p text:style-name="P38"><text:span text:style-name="T10">return</text:span> <text:span text:style-name="T18">0</text:span>;</text:p>
      <text:p text:style-name="P38">}</text:p>
      <text:p text:style-name="P54"><text:span text:style-name="T14"/></text:p>
      <text:p text:style-name="P30"/>
      <text:p text:style-name="P30"/>
      <text:p text:style-name="P19">QUESTION 4</text:p>
      <text:p text:style-name="P19">a) Assume a class inherits another class using public inheriting mode. State what happens to the following members of the base class:private,protected and public members.</text:p>
      <text:p text:style-name="P31">Private members are only accessible in the base class and are neither accessible in the derived class nor outside class.</text:p>
      <text:p text:style-name="P31">Protected members in the base class are accessible in the base class and derived class but are not accessible in outside class.</text:p>
      <text:p text:style-name="P31">Public members are accessible in all classes,that is, base class,derived class and outside class. </text:p>
      <text:p text:style-name="P31"/>
      <text:p text:style-name="P19">b) Write a C++ program that finds the GCD of two integers using Euclid’s algorithm, which is an iterative <text:span text:style-name="T25">computation based on the following observation: if x is greater than y,then if y divides x,the GCD of x and y is y; otherwise, the GCD of x and y is the same as the GCD of x%y and y.</text:span></text:p>
      <text:p text:style-name="P43"><text:span text:style-name="T10">#include</text:span><text:span text:style-name="T12"> </text:span><text:span text:style-name="T14">&lt;iostream&gt;</text:span></text:p>
      <text:p text:style-name="P38"><text:span text:style-name="T10">using</text:span> <text:span text:style-name="T12">namespace</text:span> <text:span text:style-name="T16">std</text:span>;</text:p>
      <text:p text:style-name="P38"><text:span text:style-name="T12">int</text:span> <text:span text:style-name="T17">main</text:span>()</text:p>
      <text:p text:style-name="P38">{</text:p>
      <text:p text:style-name="P38"><text:span text:style-name="T12">int</text:span> x=<text:span text:style-name="T18">35</text:span>;</text:p>
      <text:p text:style-name="P38"><text:span text:style-name="T12">int</text:span> y=<text:span text:style-name="T18">7</text:span>;</text:p>
      <text:p text:style-name="P45"/>
      <text:p text:style-name="P38"><text:span text:style-name="T10">if</text:span>(y&gt;x &amp;&amp; y%x==<text:span text:style-name="T18">0</text:span>)</text:p>
      <text:p text:style-name="P38">{</text:p>
      <text:p text:style-name="P38">cout&lt;&lt;<text:span text:style-name="T14">"The GCD is: "</text:span>&lt;&lt;x&lt;&lt;endl;</text:p>
      <text:p text:style-name="P38">}<text:span text:style-name="T10">else</text:span>{</text:p>
      <text:p text:style-name="P38"><text:span text:style-name="T10">if</text:span>(x&gt;y &amp;&amp; x%y==<text:span text:style-name="T18">0</text:span>){</text:p>
      <text:p text:style-name="P38"><text:soft-page-break/>cout&lt;&lt;<text:span text:style-name="T14">"The GCD is: "</text:span>&lt;&lt;y&lt;&lt;endl;</text:p>
      <text:p text:style-name="P38">}</text:p>
      <text:p text:style-name="P38">}</text:p>
      <text:p text:style-name="P44">// }else if(y&gt;x &amp;&amp; y%x!=0){</text:p>
      <text:p text:style-name="P44">// cout&lt;&lt;"The GCD is: "&lt;&lt;y%x&lt;&lt;endl;</text:p>
      <text:p text:style-name="P44">// }else{</text:p>
      <text:p text:style-name="P44">// if(x&gt;y &amp;&amp; x%y!=0){</text:p>
      <text:p text:style-name="P44">// cout&lt;&lt;"The GCD is: "&lt;&lt;x%y&lt;&lt;endl;</text:p>
      <text:p text:style-name="P44">// }</text:p>
      <text:p text:style-name="P44">// }</text:p>
      <text:p text:style-name="P51"/>
      <text:p text:style-name="P38"><text:span text:style-name="T10">return</text:span> <text:span text:style-name="T18">0</text:span>;</text:p>
      <text:p text:style-name="P38">}</text:p>
      <text:p text:style-name="P19"/>
      <text:p text:style-name="P20">c)Write a code to declare a function that calculates the area of a triangle and discuss the parts that make up the function.</text:p>
      <text:p text:style-name="P21"/>
      <text:p text:style-name="P41"><text:span text:style-name="T10">#include</text:span><text:span text:style-name="T12"> </text:span><text:span text:style-name="T14">&lt;iostream&gt;</text:span></text:p>
      <text:p text:style-name="P38"><text:span text:style-name="T10">using</text:span> <text:span text:style-name="T12">namespace</text:span> <text:span text:style-name="T16">std</text:span>;</text:p>
      <text:p text:style-name="P38"><text:span text:style-name="T12">void</text:span> <text:span text:style-name="T17">rectangle</text:span>(){</text:p>
      <text:p text:style-name="P38"><text:span text:style-name="T12">int</text:span> w=<text:span text:style-name="T18">4</text:span>,l=<text:span text:style-name="T18">10</text:span>;</text:p>
      <text:p text:style-name="P38"><text:span text:style-name="T12">int</text:span> area=w*l;</text:p>
      <text:p text:style-name="P38">cout&lt;&lt;area&lt;&lt;endl;</text:p>
      <text:p text:style-name="P38">}</text:p>
      <text:p text:style-name="P38"><text:span text:style-name="T12">int</text:span> <text:span text:style-name="T17">main</text:span>()</text:p>
      <text:p text:style-name="P38">{</text:p>
      <text:p text:style-name="P38"><text:span text:style-name="T17">rectangle</text:span>();<text:span text:style-name="T22">//the void function is called inside the main function</text:span></text:p>
      <text:p text:style-name="P44">//without using void</text:p>
      <text:p text:style-name="P38"><text:span text:style-name="T12">int</text:span> width=<text:span text:style-name="T18">5</text:span>,length=<text:span text:style-name="T18">30</text:span>;</text:p>
      <text:p text:style-name="P38"><text:span text:style-name="T12">int</text:span> area=width*length;</text:p>
      <text:p text:style-name="P38">cout&lt;&lt;area&lt;&lt;endl;</text:p>
      <text:p text:style-name="P38">}</text:p>
      <text:p text:style-name="P33"/>
      <text:p text:style-name="P33"/>
      <text:p text:style-name="P49">return_type function_name( ) {</text:p>
      <text:p text:style-name="Preformatted_20_Text"><text:s text:c="3"/>body of the function</text:p>
      <text:p text:style-name="P50">}</text:p>
      <text:p text:style-name="P52">The parts are</text:p>
      <text:list xml:id="list2718146592" text:style-name="L1">
        <text:list-item>
          <text:p text:style-name="P58"><text:span text:style-name="T26">Return Type</text:span>: A function may return a value. The <text:span text:style-name="T26">return_type</text:span> is the data type of the value the function returns. Some functions perform the desired operations without returning a value. In this case, the return_type is the keyword <text:span text:style-name="T26">void </text:span><text:span text:style-name="T3">and </text:span><text:span text:style-name="T27">int. </text:span><text:span text:style-name="T3">The void return type does not return anything but once it is called in the main function using int return_type it displays the area.</text:span></text:p>
        </text:list-item>
        <text:list-item>
          <text:p text:style-name="P58"><text:span text:style-name="T26">Function Name:</text:span> This is the actual name of the function. <text:span text:style-name="T28">In this case is the rectangle and main.</text:span></text:p>
        </text:list-item>
        <text:list-item>
          <text:p text:style-name="P59"><text:soft-page-break/><text:span text:style-name="T26">Function Body:</text:span> The function body contains a collection of statements that define what the function does. <text:span text:style-name="T28">I this case two variables are declared and assigned numbers to each. Area of the rectangle is computed from the two assigned variables.</text:span>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07:03:25.050283907</meta:creation-date>
    <dc:date>2021-11-22T19:33:47.981797809</dc:date>
    <meta:editing-duration>PT8H6M59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7" meta:paragraph-count="244" meta:word-count="1292" meta:character-count="7921" meta:non-whitespace-character-count="6659"/>
  </office:meta>
</office:document-meta>
</file>